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figurar Git:</text:p>
      <text:p text:style-name="Standard">git config --global user.name "Tu nombre"</text:p>
      <text:p text:style-name="Standard">git config --global usuario.email "youremail@domain.com"</text:p>
      <text:p text:style-name="Standard"/>
      <text:p text:style-name="Standard">otros comandos</text:p>
      <text:p text:style-name="Standard">git clone (url)</text:p>
      <text:p text:style-name="Standard">git add (nombres de archivo)</text:p>
      <text:p text:style-name="Standard">git commit -m "(mensaje confirmado)</text:p>
      <text:p text:style-name="Standard">git push -u origin master</text:p>
      <text:p text:style-name="Standard">git remote add origin master (url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9:18:47.296066449</meta:creation-date>
    <dc:date>2021-11-02T19:19:47.925105433</dc:date>
    <meta:editing-duration>PT1M1S</meta:editing-duration>
    <meta:editing-cycles>1</meta:editing-cycles>
    <meta:document-statistic meta:table-count="0" meta:image-count="0" meta:object-count="0" meta:page-count="1" meta:paragraph-count="9" meta:word-count="41" meta:character-count="263" meta:non-whitespace-character-count="233"/>
    <meta:generator>LibreOffice/6.4.7.2$Linux_X86_64 LibreOffice_project/40$Build-2</meta:generator>
  </office:meta>
</office:document-meta>
</file>